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F00000216C7190B87B3D6DAB2.png" manifest:media-type="image/png"/>
  <manifest:file-entry manifest:full-path="Pictures/100002010000028400000284EE2BA8C2F49C6E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52cm" svg:stroke-color="#cc0000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34cm" svg:stroke-color="#000000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  <style:text-properties style:font-name="Times New Roman2" fo:font-size="12pt" style:font-size-asian="12pt" style:font-size-complex="12pt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style:font-name="Times New Roman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frame draw:style-name="gr1" draw:text-style-name="P1" draw:layer="layout" svg:width="5.449cm" svg:height="5.449cm" svg:x="8.184cm" svg:y="0.062cm">
            <draw:image xlink:href="Pictures/100002010000028400000284EE2BA8C2F49C6E31.png" xlink:type="simple" xlink:show="embed" xlink:actuate="onLoad">
              <text:p/>
            </draw:image>
          </draw:frame>
          <draw:line draw:style-name="gr2" draw:text-style-name="P1" draw:layer="layout" svg:x1="10.301cm" svg:y1="1.769cm" svg:x2="10.226cm" svg:y2="1.848cm">
            <text:p/>
          </draw:line>
          <draw:line draw:style-name="gr2" draw:text-style-name="P1" draw:layer="layout" svg:x1="10.156cm" svg:y1="1.921cm" svg:x2="10.085cm" svg:y2="1.999cm">
            <text:p/>
          </draw:line>
          <draw:line draw:style-name="gr2" draw:text-style-name="P1" draw:layer="layout" svg:x1="10.015cm" svg:y1="2.076cm" svg:x2="9.94cm" svg:y2="2.151cm">
            <text:p/>
          </draw:line>
          <draw:line draw:style-name="gr2" draw:text-style-name="P1" draw:layer="layout" svg:x1="9.87cm" svg:y1="2.228cm" svg:x2="9.799cm" svg:y2="2.306cm">
            <text:p/>
          </draw:line>
          <draw:line draw:style-name="gr2" draw:text-style-name="P1" draw:layer="layout" svg:x1="9.729cm" svg:y1="2.379cm" svg:x2="9.658cm" svg:y2="2.458cm">
            <text:p/>
          </draw:line>
          <draw:line draw:style-name="gr2" draw:text-style-name="P1" draw:layer="layout" svg:x1="9.588cm" svg:y1="2.535cm" svg:x2="9.513cm" svg:y2="2.61cm">
            <text:p/>
          </draw:line>
          <draw:line draw:style-name="gr2" draw:text-style-name="P1" draw:layer="layout" svg:x1="9.444cm" svg:y1="2.686cm" svg:x2="9.372cm" svg:y2="2.765cm">
            <text:p/>
          </draw:line>
          <draw:line draw:style-name="gr2" draw:text-style-name="P1" draw:layer="layout" svg:x1="11.571cm" svg:y1="2.088cm" svg:x2="11.468cm" svg:y2="2.062cm">
            <text:p/>
          </draw:line>
          <draw:line draw:style-name="gr2" draw:text-style-name="P1" draw:layer="layout" svg:x1="11.37cm" svg:y1="2.038cm" svg:x2="11.266cm" svg:y2="2.013cm">
            <text:p/>
          </draw:line>
          <draw:line draw:style-name="gr2" draw:text-style-name="P1" draw:layer="layout" svg:x1="11.165cm" svg:y1="1.989cm" svg:x2="11.062cm" svg:y2="1.963cm">
            <text:p/>
          </draw:line>
          <draw:line draw:style-name="gr2" draw:text-style-name="P1" draw:layer="layout" svg:x1="10.964cm" svg:y1="1.937cm" svg:x2="10.861cm" svg:y2="1.91cm">
            <text:p/>
          </draw:line>
          <draw:line draw:style-name="gr2" draw:text-style-name="P1" draw:layer="layout" svg:x1="10.759cm" svg:y1="1.887cm" svg:x2="10.66cm" svg:y2="1.861cm">
            <text:p/>
          </draw:line>
          <draw:line draw:style-name="gr2" draw:text-style-name="P1" draw:layer="layout" svg:x1="10.558cm" svg:y1="1.837cm" svg:x2="10.455cm" svg:y2="1.808cm">
            <text:p/>
          </draw:line>
          <draw:line draw:style-name="gr2" draw:text-style-name="P1" draw:layer="layout" svg:x1="10.354cm" svg:y1="1.784cm" svg:x2="10.3cm" svg:y2="1.769cm">
            <text:p/>
          </draw:line>
          <draw:line draw:style-name="gr2" draw:text-style-name="P1" draw:layer="layout" svg:x1="10.367cm" svg:y1="4.419cm" svg:x2="10.417cm" svg:y2="4.327cm">
            <text:p/>
          </draw:line>
          <draw:line draw:style-name="gr2" draw:text-style-name="P1" draw:layer="layout" svg:x1="10.466cm" svg:y1="4.236cm" svg:x2="10.513cm" svg:y2="4.14cm">
            <text:p/>
          </draw:line>
          <draw:line draw:style-name="gr2" draw:text-style-name="P1" draw:layer="layout" svg:x1="10.561cm" svg:y1="4.049cm" svg:x2="10.608cm" svg:y2="3.956cm">
            <text:p/>
          </draw:line>
          <draw:line draw:style-name="gr2" draw:text-style-name="P1" draw:layer="layout" svg:x1="10.656cm" svg:y1="3.862cm" svg:x2="10.703cm" svg:y2="3.769cm">
            <text:p/>
          </draw:line>
          <draw:line draw:style-name="gr2" draw:text-style-name="P1" draw:layer="layout" svg:x1="10.751cm" svg:y1="3.679cm" svg:x2="10.802cm" svg:y2="3.582cm">
            <text:p/>
          </draw:line>
          <draw:line draw:style-name="gr2" draw:text-style-name="P1" draw:layer="layout" svg:x1="10.847cm" svg:y1="3.492cm" svg:x2="10.897cm" svg:y2="3.399cm">
            <text:p/>
          </draw:line>
          <draw:line draw:style-name="gr2" draw:text-style-name="P1" draw:layer="layout" svg:x1="10.942cm" svg:y1="3.308cm" svg:x2="10.992cm" svg:y2="3.212cm">
            <text:p/>
          </draw:line>
          <draw:line draw:style-name="gr2" draw:text-style-name="P1" draw:layer="layout" svg:x1="11.037cm" svg:y1="3.121cm" svg:x2="11.088cm" svg:y2="3.029cm">
            <text:p/>
          </draw:line>
          <draw:line draw:style-name="gr2" draw:text-style-name="P1" draw:layer="layout" svg:x1="11.132cm" svg:y1="2.934cm" svg:x2="11.183cm" svg:y2="2.842cm">
            <text:p/>
          </draw:line>
          <draw:line draw:style-name="gr2" draw:text-style-name="P1" draw:layer="layout" svg:x1="11.231cm" svg:y1="2.751cm" svg:x2="11.278cm" svg:y2="2.655cm">
            <text:p/>
          </draw:line>
          <draw:line draw:style-name="gr2" draw:text-style-name="P1" draw:layer="layout" svg:x1="11.326cm" svg:y1="2.565cm" svg:x2="11.373cm" svg:y2="2.471cm">
            <text:p/>
          </draw:line>
          <draw:line draw:style-name="gr2" draw:text-style-name="P1" draw:layer="layout" svg:x1="11.422cm" svg:y1="2.377cm" svg:x2="11.47cm" svg:y2="2.284cm">
            <text:p/>
          </draw:line>
          <draw:line draw:style-name="gr2" draw:text-style-name="P1" draw:layer="layout" svg:x1="11.517cm" svg:y1="2.193cm" svg:x2="11.564cm" svg:y2="2.097cm">
            <text:p/>
          </draw:line>
          <draw:line draw:style-name="gr2" draw:text-style-name="P1" draw:layer="layout" svg:x1="9.309cm" svg:y1="2.831cm" svg:x2="9.366cm" svg:y2="2.917cm">
            <text:p/>
          </draw:line>
          <draw:line draw:style-name="gr2" draw:text-style-name="P1" draw:layer="layout" svg:x1="9.425cm" svg:y1="3.004cm" svg:x2="9.482cm" svg:y2="3.093cm">
            <text:p/>
          </draw:line>
          <draw:line draw:style-name="gr2" draw:text-style-name="P1" draw:layer="layout" svg:x1="9.541cm" svg:y1="3.177cm" svg:x2="9.599cm" svg:y2="3.266cm">
            <text:p/>
          </draw:line>
          <draw:line draw:style-name="gr2" draw:text-style-name="P1" draw:layer="layout" svg:x1="9.658cm" svg:y1="3.35cm" svg:x2="9.715cm" svg:y2="3.439cm">
            <text:p/>
          </draw:line>
          <draw:line draw:style-name="gr2" draw:text-style-name="P1" draw:layer="layout" svg:x1="9.774cm" svg:y1="3.526cm" svg:x2="9.833cm" svg:y2="3.612cm">
            <text:p/>
          </draw:line>
          <draw:line draw:style-name="gr2" draw:text-style-name="P1" draw:layer="layout" svg:x1="9.887cm" svg:y1="3.699cm" svg:x2="9.948cm" svg:y2="3.788cm">
            <text:p/>
          </draw:line>
          <draw:line draw:style-name="gr2" draw:text-style-name="P1" draw:layer="layout" svg:x1="10.004cm" svg:y1="3.872cm" svg:x2="10.061cm" svg:y2="3.961cm">
            <text:p/>
          </draw:line>
          <draw:line draw:style-name="gr2" draw:text-style-name="P1" draw:layer="layout" svg:x1="10.12cm" svg:y1="4.045cm" svg:x2="10.177cm" svg:y2="4.134cm">
            <text:p/>
          </draw:line>
          <draw:line draw:style-name="gr2" draw:text-style-name="P1" draw:layer="layout" svg:x1="10.236cm" svg:y1="4.221cm" svg:x2="10.294cm" svg:y2="4.307cm">
            <text:p/>
          </draw:line>
          <draw:line draw:style-name="gr2" draw:text-style-name="P1" draw:layer="layout" svg:x1="10.353cm" svg:y1="4.394cm" svg:x2="10.368cm" svg:y2="4.419cm">
            <text:p/>
          </draw:line>
          <draw:line draw:style-name="gr2" draw:text-style-name="P1" draw:layer="layout" svg:x1="10.406cm" svg:y1="4.455cm" svg:x2="10.47cm" svg:y2="4.373cm">
            <text:p/>
          </draw:line>
          <draw:line draw:style-name="gr2" draw:text-style-name="P1" draw:layer="layout" svg:x1="10.536cm" svg:y1="4.292cm" svg:x2="10.604cm" svg:y2="4.214cm">
            <text:p/>
          </draw:line>
          <draw:line draw:style-name="gr2" draw:text-style-name="P1" draw:layer="layout" svg:x1="10.67cm" svg:y1="4.134cm" svg:x2="10.735cm" svg:y2="4.052cm">
            <text:p/>
          </draw:line>
          <draw:line draw:style-name="gr2" draw:text-style-name="P1" draw:layer="layout" svg:x1="10.801cm" svg:y1="3.971cm" svg:x2="10.869cm" svg:y2="3.889cm">
            <text:p/>
          </draw:line>
          <draw:line draw:style-name="gr2" draw:text-style-name="P1" draw:layer="layout" svg:x1="10.931cm" svg:y1="3.809cm" svg:x2="10.999cm" svg:y2="3.727cm">
            <text:p/>
          </draw:line>
          <draw:line draw:style-name="gr2" draw:text-style-name="P1" draw:layer="layout" svg:x1="11.065cm" svg:y1="3.647cm" svg:x2="11.13cm" svg:y2="3.565cm">
            <text:p/>
          </draw:line>
          <draw:line draw:style-name="gr2" draw:text-style-name="P1" draw:layer="layout" svg:x1="11.196cm" svg:y1="3.485cm" svg:x2="11.264cm" svg:y2="3.402cm">
            <text:p/>
          </draw:line>
          <draw:line draw:style-name="gr2" draw:text-style-name="P1" draw:layer="layout" svg:x1="11.33cm" svg:y1="3.322cm" svg:x2="11.394cm" svg:y2="3.24cm">
            <text:p/>
          </draw:line>
          <draw:line draw:style-name="gr2" draw:text-style-name="P1" draw:layer="layout" svg:x1="11.46cm" svg:y1="3.16cm" svg:x2="11.529cm" svg:y2="3.081cm">
            <text:p/>
          </draw:line>
          <draw:line draw:style-name="gr2" draw:text-style-name="P1" draw:layer="layout" svg:x1="11.595cm" svg:y1="3.001cm" svg:x2="11.659cm" svg:y2="2.919cm">
            <text:p/>
          </draw:line>
          <draw:line draw:style-name="gr2" draw:text-style-name="P1" draw:layer="layout" svg:x1="11.725cm" svg:y1="2.839cm" svg:x2="11.793cm" svg:y2="2.757cm">
            <text:p/>
          </draw:line>
          <draw:line draw:style-name="gr2" draw:text-style-name="P1" draw:layer="layout" svg:x1="11.859cm" svg:y1="2.677cm" svg:x2="11.924cm" svg:y2="2.595cm">
            <text:p/>
          </draw:line>
          <draw:line draw:style-name="gr2" draw:text-style-name="P1" draw:layer="layout" svg:x1="11.99cm" svg:y1="2.514cm" svg:x2="12.058cm" svg:y2="2.432cm">
            <text:p/>
          </draw:line>
          <draw:line draw:style-name="gr2" draw:text-style-name="P1" draw:layer="layout" svg:x1="12.12cm" svg:y1="2.352cm" svg:x2="12.188cm" svg:y2="2.27cm">
            <text:p/>
          </draw:line>
          <draw:line draw:style-name="gr2" draw:text-style-name="P1" draw:layer="layout" svg:x1="12.254cm" svg:y1="2.19cm" svg:x2="12.322cm" svg:y2="2.108cm">
            <text:p/>
          </draw:line>
          <draw:line draw:style-name="gr2" draw:text-style-name="P1" draw:layer="layout" svg:x1="12.385cm" svg:y1="2.031cm" svg:x2="12.453cm" svg:y2="1.949cm">
            <text:p/>
          </draw:line>
          <draw:line draw:style-name="gr2" draw:text-style-name="P1" draw:layer="layout" svg:x1="11.535cm" svg:y1="2.088cm" svg:x2="11.638cm" svg:y2="2.073cm">
            <text:p/>
          </draw:line>
          <draw:line draw:style-name="gr2" draw:text-style-name="P1" draw:layer="layout" svg:x1="11.739cm" svg:y1="2.056cm" svg:x2="11.846cm" svg:y2="2.041cm">
            <text:p/>
          </draw:line>
          <draw:line draw:style-name="gr2" draw:text-style-name="P1" draw:layer="layout" svg:x1="11.947cm" svg:y1="2.024cm" svg:x2="12.051cm" svg:y2="2.009cm">
            <text:p/>
          </draw:line>
          <draw:line draw:style-name="gr2" draw:text-style-name="P1" draw:layer="layout" svg:x1="12.152cm" svg:y1="1.992cm" svg:x2="12.259cm" svg:y2="1.977cm">
            <text:p/>
          </draw:line>
          <draw:line draw:style-name="gr2" draw:text-style-name="P1" draw:layer="layout" svg:x1="12.36cm" svg:y1="1.961cm" svg:x2="12.453cm" svg:y2="1.946cm">
            <text:p/>
          </draw:line>
          <draw:line draw:style-name="gr2" draw:text-style-name="P1" draw:layer="layout" svg:x1="9.31cm" svg:y1="2.797cm" svg:x2="9.227cm" svg:y2="2.729cm">
            <text:p/>
          </draw:line>
          <draw:line draw:style-name="gr2" draw:text-style-name="P1" draw:layer="layout" svg:x1="9.151cm" svg:y1="2.663cm" svg:x2="9.069cm" svg:y2="2.595cm">
            <text:p/>
          </draw:line>
          <draw:line draw:style-name="gr2" draw:text-style-name="P1" draw:layer="layout" svg:x1="8.989cm" svg:y1="2.529cm" svg:x2="8.906cm" svg:y2="2.461cm">
            <text:p/>
          </draw:line>
          <draw:line draw:style-name="gr2" draw:text-style-name="P1" draw:layer="layout" svg:x1="8.885cm" svg:y1="2.405cm" svg:x2="8.967cm" svg:y2="2.344cm">
            <text:p/>
          </draw:line>
          <draw:line draw:style-name="gr2" draw:text-style-name="P1" draw:layer="layout" svg:x1="9.051cm" svg:y1="2.278cm" svg:x2="9.133cm" svg:y2="2.217cm">
            <text:p/>
          </draw:line>
          <draw:line draw:style-name="gr2" draw:text-style-name="P1" draw:layer="layout" svg:x1="9.217cm" svg:y1="2.151cm" svg:x2="9.299cm" svg:y2="2.09cm">
            <text:p/>
          </draw:line>
          <draw:line draw:style-name="gr2" draw:text-style-name="P1" draw:layer="layout" svg:x1="9.383cm" svg:y1="2.024cm" svg:x2="9.465cm" svg:y2="1.963cm">
            <text:p/>
          </draw:line>
          <draw:line draw:style-name="gr2" draw:text-style-name="P1" draw:layer="layout" svg:x1="9.548cm" svg:y1="1.897cm" svg:x2="9.631cm" svg:y2="1.833cm">
            <text:p/>
          </draw:line>
          <draw:line draw:style-name="gr2" draw:text-style-name="P1" draw:layer="layout" svg:x1="9.714cm" svg:y1="1.77cm" svg:x2="9.796cm" svg:y2="1.706cm">
            <text:p/>
          </draw:line>
          <draw:line draw:style-name="gr2" draw:text-style-name="P1" draw:layer="layout" svg:x1="9.88cm" svg:y1="1.643cm" svg:x2="9.945cm" svg:y2="1.593cm">
            <text:p/>
          </draw:line>
          <draw:line draw:style-name="gr2" draw:text-style-name="P1" draw:layer="layout" svg:x1="10.301cm" svg:y1="1.77cm" svg:x2="10.201cm" svg:y2="1.734cm">
            <text:p/>
          </draw:line>
          <draw:line draw:style-name="gr2" draw:text-style-name="P1" draw:layer="layout" svg:x1="10.103cm" svg:y1="1.7cm" svg:x2="10.004cm" svg:y2="1.663cm">
            <text:p/>
          </draw:line>
          <draw:line draw:style-name="gr2" draw:text-style-name="P1" draw:layer="layout" svg:x1="11.5cm" svg:y1="2.017cm" svg:x2="11.404cm" svg:y2="1.977cm">
            <text:p/>
          </draw:line>
          <draw:line draw:style-name="gr2" draw:text-style-name="P1" draw:layer="layout" svg:x1="11.306cm" svg:y1="1.936cm" svg:x2="11.21cm" svg:y2="1.896cm">
            <text:p/>
          </draw:line>
          <draw:line draw:style-name="gr2" draw:text-style-name="P1" draw:layer="layout" svg:x1="11.116cm" svg:y1="1.855cm" svg:x2="11.016cm" svg:y2="1.815cm">
            <text:p/>
          </draw:line>
          <draw:line draw:style-name="gr2" draw:text-style-name="P1" draw:layer="layout" svg:x1="10.922cm" svg:y1="1.777cm" svg:x2="10.825cm" svg:y2="1.734cm">
            <text:p/>
          </draw:line>
          <draw:line draw:style-name="gr2" draw:text-style-name="P1" draw:layer="layout" svg:x1="10.731cm" svg:y1="1.696cm" svg:x2="10.631cm" svg:y2="1.653cm">
            <text:p/>
          </draw:line>
          <draw:line draw:style-name="gr2" draw:text-style-name="P1" draw:layer="layout" svg:x1="10.537cm" svg:y1="1.615cm" svg:x2="10.441cm" svg:y2="1.572cm">
            <text:p/>
          </draw:line>
          <draw:line draw:style-name="gr2" draw:text-style-name="P1" draw:layer="layout" svg:x1="9.979cm" svg:y1="1.594cm" svg:x2="10.086cm" svg:y2="1.586cm">
            <text:p/>
          </draw:line>
          <draw:line draw:style-name="gr2" draw:text-style-name="P1" draw:layer="layout" svg:x1="10.187cm" svg:y1="1.576cm" svg:x2="10.294cm" svg:y2="1.568cm">
            <text:p/>
          </draw:line>
          <draw:line draw:style-name="gr2" draw:text-style-name="P1" draw:layer="layout" svg:x1="10.395cm" svg:y1="1.557cm" svg:x2="10.406cm" svg:y2="1.557cm">
            <text:p/>
          </draw:line>
        </draw:g>
        <draw:frame draw:style-name="gr1" draw:text-style-name="P1" draw:layer="layout" svg:width="4.472cm" svg:height="4.532cm" svg:x="14.324cm" svg:y="0.979cm">
          <draw:image xlink:href="Pictures/100002010000020F00000216C7190B87B3D6DAB2.png" xlink:type="simple" xlink:show="embed" xlink:actuate="onLoad">
            <text:p/>
          </draw:image>
        </draw:frame>
        <draw:g>
          <draw:line draw:style-name="gr3" draw:text-style-name="P1" draw:layer="layout" svg:x1="3.248cm" svg:y1="2.349cm" svg:x2="6.388cm" svg:y2="2.349cm">
            <text:p/>
          </draw:line>
          <draw:line draw:style-name="gr3" draw:text-style-name="P1" draw:layer="layout" svg:x1="6.389cm" svg:y1="2.349cm" svg:x2="5.262cm" svg:y2="3.408cm">
            <text:p/>
          </draw:line>
          <draw:line draw:style-name="gr3" draw:text-style-name="P1" draw:layer="layout" svg:x1="5.263cm" svg:y1="3.412cm" svg:x2="2.126cm" svg:y2="3.407cm">
            <text:p/>
          </draw:line>
          <draw:line draw:style-name="gr3" draw:text-style-name="P1" draw:layer="layout" svg:x1="2.126cm" svg:y1="3.408cm" svg:x2="3.249cm" svg:y2="2.349cm">
            <text:p/>
          </draw:line>
          <draw:line draw:style-name="gr3" draw:text-style-name="P1" draw:layer="layout" svg:x1="2.126cm" svg:y1="3.407cm" svg:x2="2.126cm" svg:y2="4.998cm">
            <text:p/>
          </draw:line>
          <draw:line draw:style-name="gr3" draw:text-style-name="P1" draw:layer="layout" svg:x1="2.126cm" svg:y1="4.998cm" svg:x2="5.262cm" svg:y2="4.998cm">
            <text:p/>
          </draw:line>
          <draw:line draw:style-name="gr3" draw:text-style-name="P1" draw:layer="layout" svg:x1="5.262cm" svg:y1="4.998cm" svg:x2="5.262cm" svg:y2="3.407cm">
            <text:p/>
          </draw:line>
          <draw:line draw:style-name="gr3" draw:text-style-name="P1" draw:layer="layout" svg:x1="6.388cm" svg:y1="2.349cm" svg:x2="6.388cm" svg:y2="3.936cm">
            <text:p/>
          </draw:line>
          <draw:line draw:style-name="gr3" draw:text-style-name="P1" draw:layer="layout" svg:x1="6.389cm" svg:y1="3.936cm" svg:x2="5.262cm" svg:y2="4.999cm">
            <text:p/>
          </draw:line>
          <draw:frame draw:style-name="gr4" draw:text-style-name="P3" draw:layer="layout" svg:width="0.472cm" svg:height="0.471cm" svg:x="6.61cm" svg:y="4.191cm">
            <draw:text-box>
              <text:p text:style-name="P2"><text:span text:style-name="T1">Z <text:s/></text:span></text:p>
            </draw:text-box>
          </draw:frame>
          <draw:line draw:style-name="gr5" draw:text-style-name="P1" draw:layer="layout" svg:x1="3.248cm" svg:y1="2.342cm" svg:x2="3.248cm" svg:y2="1.809cm">
            <text:p/>
          </draw:line>
          <draw:polygon draw:style-name="gr6" draw:text-style-name="P4" draw:layer="layout" svg:width="0.342cm" svg:height="0.511cm" svg:x="3.079cm" svg:y="1.319cm" svg:viewBox="0 0 343 512" draw:points="169,0 0,512 343,512">
            <text:p/>
          </draw:polygon>
          <draw:line draw:style-name="gr3" draw:text-style-name="P1" draw:layer="layout" svg:x1="1.798cm" svg:y1="5.278cm" svg:x2="2.127cm" svg:y2="4.998cm">
            <text:p/>
          </draw:line>
          <draw:polygon draw:style-name="gr6" draw:text-style-name="P4" draw:layer="layout" svg:width="0.37cm" svg:height="0.342cm" svg:x="1.523cm" svg:y="5.168cm" svg:viewBox="0 0 371 343" draw:points="0,343 371,195 209,0">
            <text:p/>
          </draw:polygon>
          <draw:line draw:style-name="gr3" draw:text-style-name="P1" draw:layer="layout" svg:x1="6.935cm" svg:y1="3.936cm" svg:x2="6.388cm" svg:y2="3.936cm">
            <text:p/>
          </draw:line>
          <draw:polygon draw:style-name="gr6" draw:text-style-name="P4" draw:layer="layout" svg:width="0.377cm" svg:height="0.254cm" svg:x="6.917cm" svg:y="3.809cm" svg:viewBox="0 0 378 255" draw:points="378,128 0,0 0,255">
            <text:p/>
          </draw:polygon>
          <draw:frame draw:style-name="gr4" draw:text-style-name="P3" draw:layer="layout" svg:width="0.883cm" svg:height="0.471cm" svg:x="6.61cm" svg:y="4.66cm">
            <draw:text-box>
              <text:p text:style-name="P2"><text:span text:style-name="T1">[111]</text:span></text:p>
            </draw:text-box>
          </draw:frame>
          <draw:frame draw:style-name="gr4" draw:text-style-name="P3" draw:layer="layout" svg:width="0.422cm" svg:height="0.471cm" svg:x="1.538cm" svg:y="4.685cm">
            <draw:text-box>
              <text:p text:style-name="P2"><text:span text:style-name="T1">X</text:span></text:p>
            </draw:text-box>
          </draw:frame>
          <draw:line draw:style-name="gr3" draw:text-style-name="P1" draw:layer="layout" svg:x1="6.787cm" svg:y1="2.349cm" svg:x2="6.733cm" svg:y2="2.399cm">
            <text:p/>
          </draw:line>
          <draw:line draw:style-name="gr3" draw:text-style-name="P1" draw:layer="layout" svg:x1="6.685cm" svg:y1="2.444cm" svg:x2="6.635cm" svg:y2="2.495cm">
            <text:p/>
          </draw:line>
          <draw:line draw:style-name="gr3" draw:text-style-name="P1" draw:layer="layout" svg:x1="6.586cm" svg:y1="2.539cm" svg:x2="6.536cm" svg:y2="2.586cm">
            <text:p/>
          </draw:line>
          <draw:line draw:style-name="gr3" draw:text-style-name="P1" draw:layer="layout" svg:x1="6.484cm" svg:y1="2.635cm" svg:x2="6.434cm" svg:y2="2.682cm">
            <text:p/>
          </draw:line>
          <draw:line draw:style-name="gr3" draw:text-style-name="P1" draw:layer="layout" svg:x1="6.385cm" svg:y1="2.73cm" svg:x2="6.335cm" svg:y2="2.777cm">
            <text:p/>
          </draw:line>
          <draw:line draw:style-name="gr3" draw:text-style-name="P1" draw:layer="layout" svg:x1="6.283cm" svg:y1="2.822cm" svg:x2="6.233cm" svg:y2="2.872cm">
            <text:p/>
          </draw:line>
          <draw:line draw:style-name="gr3" draw:text-style-name="P1" draw:layer="layout" svg:x1="6.184cm" svg:y1="2.917cm" svg:x2="6.134cm" svg:y2="2.967cm">
            <text:p/>
          </draw:line>
          <draw:line draw:style-name="gr3" draw:text-style-name="P1" draw:layer="layout" svg:x1="6.082cm" svg:y1="3.012cm" svg:x2="6.031cm" svg:y2="3.059cm">
            <text:p/>
          </draw:line>
          <draw:line draw:style-name="gr3" draw:text-style-name="P1" draw:layer="layout" svg:x1="5.983cm" svg:y1="3.107cm" svg:x2="5.933cm" svg:y2="3.154cm">
            <text:p/>
          </draw:line>
          <draw:line draw:style-name="gr3" draw:text-style-name="P1" draw:layer="layout" svg:x1="5.884cm" svg:y1="3.203cm" svg:x2="5.83cm" svg:y2="3.249cm">
            <text:p/>
          </draw:line>
          <draw:line draw:style-name="gr3" draw:text-style-name="P1" draw:layer="layout" svg:x1="5.782cm" svg:y1="3.294cm" svg:x2="5.732cm" svg:y2="3.345cm">
            <text:p/>
          </draw:line>
          <draw:line draw:style-name="gr3" draw:text-style-name="P1" draw:layer="layout" svg:x1="5.683cm" svg:y1="3.39cm" svg:x2="5.661cm" svg:y2="3.412cm">
            <text:p/>
          </draw:line>
          <draw:line draw:style-name="gr3" draw:text-style-name="P1" draw:layer="layout" svg:x1="5.661cm" svg:y1="4.998cm" svg:x2="5.661cm" svg:y2="4.931cm">
            <text:p/>
          </draw:line>
          <draw:line draw:style-name="gr3" draw:text-style-name="P1" draw:layer="layout" svg:x1="5.661cm" svg:y1="4.861cm" svg:x2="5.661cm" svg:y2="4.79cm">
            <text:p/>
          </draw:line>
          <draw:line draw:style-name="gr3" draw:text-style-name="P1" draw:layer="layout" svg:x1="5.661cm" svg:y1="4.723cm" svg:x2="5.661cm" svg:y2="4.653cm">
            <text:p/>
          </draw:line>
          <draw:line draw:style-name="gr3" draw:text-style-name="P1" draw:layer="layout" svg:x1="5.661cm" svg:y1="4.586cm" svg:x2="5.661cm" svg:y2="4.515cm">
            <text:p/>
          </draw:line>
          <draw:line draw:style-name="gr3" draw:text-style-name="P1" draw:layer="layout" svg:x1="5.661cm" svg:y1="4.448cm" svg:x2="5.661cm" svg:y2="4.377cm">
            <text:p/>
          </draw:line>
          <draw:line draw:style-name="gr3" draw:text-style-name="P1" draw:layer="layout" svg:x1="5.661cm" svg:y1="4.307cm" svg:x2="5.661cm" svg:y2="4.24cm">
            <text:p/>
          </draw:line>
          <draw:line draw:style-name="gr3" draw:text-style-name="P1" draw:layer="layout" svg:x1="5.661cm" svg:y1="4.169cm" svg:x2="5.661cm" svg:y2="4.102cm">
            <text:p/>
          </draw:line>
          <draw:line draw:style-name="gr3" draw:text-style-name="P1" draw:layer="layout" svg:x1="5.661cm" svg:y1="4.032cm" svg:x2="5.661cm" svg:y2="3.965cm">
            <text:p/>
          </draw:line>
          <draw:line draw:style-name="gr3" draw:text-style-name="P1" draw:layer="layout" svg:x1="5.661cm" svg:y1="3.894cm" svg:x2="5.661cm" svg:y2="3.827cm">
            <text:p/>
          </draw:line>
          <draw:line draw:style-name="gr3" draw:text-style-name="P1" draw:layer="layout" svg:x1="5.661cm" svg:y1="3.756cm" svg:x2="5.661cm" svg:y2="3.686cm">
            <text:p/>
          </draw:line>
          <draw:line draw:style-name="gr3" draw:text-style-name="P1" draw:layer="layout" svg:x1="5.661cm" svg:y1="3.619cm" svg:x2="5.661cm" svg:y2="3.552cm">
            <text:p/>
          </draw:line>
          <draw:line draw:style-name="gr3" draw:text-style-name="P1" draw:layer="layout" svg:x1="5.661cm" svg:y1="3.481cm" svg:x2="5.661cm" svg:y2="3.411cm">
            <text:p/>
          </draw:line>
          <draw:line draw:style-name="gr3" draw:text-style-name="P1" draw:layer="layout" svg:x1="6.783cm" svg:y1="2.349cm" svg:x2="6.783cm" svg:y2="2.419cm">
            <text:p/>
          </draw:line>
          <draw:line draw:style-name="gr3" draw:text-style-name="P1" draw:layer="layout" svg:x1="6.783cm" svg:y1="2.486cm" svg:x2="6.783cm" svg:y2="2.557cm">
            <text:p/>
          </draw:line>
          <draw:line draw:style-name="gr3" draw:text-style-name="P1" draw:layer="layout" svg:x1="6.783cm" svg:y1="2.624cm" svg:x2="6.783cm" svg:y2="2.695cm">
            <text:p/>
          </draw:line>
          <draw:line draw:style-name="gr3" draw:text-style-name="P1" draw:layer="layout" svg:x1="6.783cm" svg:y1="2.765cm" svg:x2="6.783cm" svg:y2="2.832cm">
            <text:p/>
          </draw:line>
          <draw:line draw:style-name="gr3" draw:text-style-name="P1" draw:layer="layout" svg:x1="6.783cm" svg:y1="2.903cm" svg:x2="6.783cm" svg:y2="2.97cm">
            <text:p/>
          </draw:line>
          <draw:line draw:style-name="gr3" draw:text-style-name="P1" draw:layer="layout" svg:x1="6.783cm" svg:y1="3.037cm" svg:x2="6.783cm" svg:y2="3.107cm">
            <text:p/>
          </draw:line>
          <draw:line draw:style-name="gr3" draw:text-style-name="P1" draw:layer="layout" svg:x1="6.783cm" svg:y1="3.178cm" svg:x2="6.783cm" svg:y2="3.245cm">
            <text:p/>
          </draw:line>
          <draw:line draw:style-name="gr3" draw:text-style-name="P1" draw:layer="layout" svg:x1="6.783cm" svg:y1="3.316cm" svg:x2="6.783cm" svg:y2="3.383cm">
            <text:p/>
          </draw:line>
          <draw:line draw:style-name="gr3" draw:text-style-name="P1" draw:layer="layout" svg:x1="6.783cm" svg:y1="3.453cm" svg:x2="6.783cm" svg:y2="3.52cm">
            <text:p/>
          </draw:line>
          <draw:line draw:style-name="gr3" draw:text-style-name="P1" draw:layer="layout" svg:x1="6.783cm" svg:y1="3.591cm" svg:x2="6.783cm" svg:y2="3.661cm">
            <text:p/>
          </draw:line>
          <draw:line draw:style-name="gr3" draw:text-style-name="P1" draw:layer="layout" svg:x1="6.783cm" svg:y1="3.728cm" svg:x2="6.783cm" svg:y2="3.799cm">
            <text:p/>
          </draw:line>
          <draw:line draw:style-name="gr3" draw:text-style-name="P1" draw:layer="layout" svg:x1="6.783cm" svg:y1="3.866cm" svg:x2="6.783cm" svg:y2="3.936cm">
            <text:p/>
          </draw:line>
          <draw:line draw:style-name="gr3" draw:text-style-name="P1" draw:layer="layout" svg:x1="6.787cm" svg:y1="3.936cm" svg:x2="6.733cm" svg:y2="3.987cm">
            <text:p/>
          </draw:line>
          <draw:line draw:style-name="gr3" draw:text-style-name="P1" draw:layer="layout" svg:x1="6.685cm" svg:y1="4.032cm" svg:x2="6.635cm" svg:y2="4.082cm">
            <text:p/>
          </draw:line>
          <draw:line draw:style-name="gr3" draw:text-style-name="P1" draw:layer="layout" svg:x1="6.586cm" svg:y1="4.127cm" svg:x2="6.536cm" svg:y2="4.174cm">
            <text:p/>
          </draw:line>
          <draw:line draw:style-name="gr3" draw:text-style-name="P1" draw:layer="layout" svg:x1="6.484cm" svg:y1="4.222cm" svg:x2="6.434cm" svg:y2="4.269cm">
            <text:p/>
          </draw:line>
          <draw:line draw:style-name="gr3" draw:text-style-name="P1" draw:layer="layout" svg:x1="6.385cm" svg:y1="4.314cm" svg:x2="6.335cm" svg:y2="4.364cm">
            <text:p/>
          </draw:line>
          <draw:line draw:style-name="gr3" draw:text-style-name="P1" draw:layer="layout" svg:x1="6.283cm" svg:y1="4.409cm" svg:x2="6.233cm" svg:y2="4.46cm">
            <text:p/>
          </draw:line>
          <draw:line draw:style-name="gr3" draw:text-style-name="P1" draw:layer="layout" svg:x1="6.184cm" svg:y1="4.504cm" svg:x2="6.134cm" svg:y2="4.555cm">
            <text:p/>
          </draw:line>
          <draw:line draw:style-name="gr3" draw:text-style-name="P1" draw:layer="layout" svg:x1="6.082cm" svg:y1="4.6cm" svg:x2="6.031cm" svg:y2="4.646cm">
            <text:p/>
          </draw:line>
          <draw:line draw:style-name="gr3" draw:text-style-name="P1" draw:layer="layout" svg:x1="5.983cm" svg:y1="4.695cm" svg:x2="5.933cm" svg:y2="4.743cm">
            <text:p/>
          </draw:line>
          <draw:line draw:style-name="gr3" draw:text-style-name="P1" draw:layer="layout" svg:x1="5.884cm" svg:y1="4.79cm" svg:x2="5.83cm" svg:y2="4.837cm">
            <text:p/>
          </draw:line>
          <draw:line draw:style-name="gr3" draw:text-style-name="P1" draw:layer="layout" svg:x1="5.782cm" svg:y1="4.882cm" svg:x2="5.732cm" svg:y2="4.932cm">
            <text:p/>
          </draw:line>
          <draw:line draw:style-name="gr3" draw:text-style-name="P1" draw:layer="layout" svg:x1="5.683cm" svg:y1="4.977cm" svg:x2="5.661cm" svg:y2="4.999cm">
            <text:p/>
          </draw:line>
          <draw:line draw:style-name="gr3" draw:text-style-name="P1" draw:layer="layout" svg:x1="5.661cm" svg:y1="3.411cm" svg:x2="5.59cm" svg:y2="3.411cm">
            <text:p/>
          </draw:line>
          <draw:line draw:style-name="gr3" draw:text-style-name="P1" draw:layer="layout" svg:x1="5.52cm" svg:y1="3.411cm" svg:x2="5.453cm" svg:y2="3.411cm">
            <text:p/>
          </draw:line>
          <draw:line draw:style-name="gr3" draw:text-style-name="P1" draw:layer="layout" svg:x1="5.386cm" svg:y1="3.411cm" svg:x2="5.315cm" svg:y2="3.411cm">
            <text:p/>
          </draw:line>
          <draw:line draw:style-name="gr3" draw:text-style-name="P1" draw:layer="layout" svg:x1="5.668cm" svg:y1="4.998cm" svg:x2="5.601cm" svg:y2="4.998cm">
            <text:p/>
          </draw:line>
          <draw:line draw:style-name="gr3" draw:text-style-name="P1" draw:layer="layout" svg:x1="5.53cm" svg:y1="4.998cm" svg:x2="5.46cm" svg:y2="4.998cm">
            <text:p/>
          </draw:line>
          <draw:line draw:style-name="gr3" draw:text-style-name="P1" draw:layer="layout" svg:x1="5.393cm" svg:y1="4.998cm" svg:x2="5.322cm" svg:y2="4.998cm">
            <text:p/>
          </draw:line>
          <draw:line draw:style-name="gr3" draw:text-style-name="P1" draw:layer="layout" svg:x1="6.776cm" svg:y1="2.349cm" svg:x2="6.705cm" svg:y2="2.349cm">
            <text:p/>
          </draw:line>
          <draw:line draw:style-name="gr3" draw:text-style-name="P1" draw:layer="layout" svg:x1="6.638cm" svg:y1="2.349cm" svg:x2="6.571cm" svg:y2="2.349cm">
            <text:p/>
          </draw:line>
          <draw:line draw:style-name="gr3" draw:text-style-name="P1" draw:layer="layout" svg:x1="6.501cm" svg:y1="2.349cm" svg:x2="6.43cm" svg:y2="2.349cm">
            <text:p/>
          </draw:line>
          <draw:path draw:style-name="gr7" draw:text-style-name="P5" draw:layer="layout" svg:width="1.09cm" svg:height="0.656cm" svg:x="3.689cm" svg:y="3.795cm" svg:viewBox="0 0 1091 657" svg:d="M0 164h819v-164l272 329-272 328v-165h-819zM0 0zM1091 657z">
            <text:p/>
          </draw:path>
          <draw:polygon draw:style-name="gr5" draw:text-style-name="P1" draw:layer="layout" svg:width="1.09cm" svg:height="0.656cm" svg:x="3.689cm" svg:y="3.795cm" svg:viewBox="0 0 1091 657" draw:points="0,164 819,164 819,0 1091,329 819,657 819,492 0,492">
            <text:p/>
          </draw:polygon>
          <draw:polygon draw:style-name="gr5" draw:text-style-name="P1" draw:layer="layout" svg:width="0cm" svg:height="0cm" svg:x="3.689cm" svg:y="3.795cm" svg:viewBox="0 0 0 0" draw:points="0,0">
            <text:p/>
          </draw:polygon>
          <draw:polygon draw:style-name="gr5" draw:text-style-name="P1" draw:layer="layout" svg:width="0cm" svg:height="0cm" svg:x="4.779cm" svg:y="4.451cm" svg:viewBox="0 0 0 0" draw:points="0,0">
            <text:p/>
          </draw:polygon>
          <draw:frame draw:style-name="gr4" draw:text-style-name="P3" draw:layer="layout" svg:width="0.422cm" svg:height="0.471cm" svg:x="3.753cm" svg:y="1.514cm">
            <draw:text-box>
              <text:p text:style-name="P2"><text:span text:style-name="T1">Y</text:span></text:p>
            </draw:text-box>
          </draw:frame>
        </draw:g>
        <draw:frame draw:style-name="gr8" draw:text-style-name="P6" draw:layer="layout" svg:width="0.966cm" svg:height="0.941cm" svg:x="8.886cm" svg:y="5.622cm">
          <draw:text-box>
            <text:p><text:span text:style-name="T2">(b)</text:span></text:p>
          </draw:text-box>
        </draw:frame>
        <draw:frame draw:style-name="gr8" draw:text-style-name="P6" draw:layer="layout" svg:width="0.966cm" svg:height="0.941cm" svg:x="14.432cm" svg:y="5.622cm">
          <draw:text-box>
            <text:p><text:span text:style-name="T2">(c)</text:span></text:p>
          </draw:text-box>
        </draw:frame>
        <draw:frame draw:style-name="gr8" draw:text-style-name="P6" draw:layer="layout" svg:width="0.966cm" svg:height="0.941cm" svg:x="2.079cm" svg:y="5.622cm">
          <draw:text-box>
            <text:p><text:span text:style-name="T2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4T16:57:25.215426591</dc:date>
    <meta:editing-duration>PT1M32S</meta:editing-duration>
    <meta:editing-cycles>1</meta:editing-cycles>
    <meta:generator>LibreOffice/5.1.6.2$Linux_X86_64 LibreOffice_project/10m0$Build-2</meta:generator>
    <meta:document-statistic meta:object-count="166"/>
  </office:meta>
</office:document-meta>
</file>